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gradient-name="Ellipsoid_20_blue_20_grey_2f_light_20_blu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gradient" draw:fill-gradient-name="Linear_20_blue_2f_white" draw:textarea-horizontal-align="justify" draw:textarea-vertical-align="middle" draw:auto-grow-height="false"/>
    </style:style>
    <style:style style:name="gr6" style:family="graphic" style:parent-style-name="standard">
      <style:graphic-properties draw:fill="gradient" draw:fill-gradient-name="Gradient_20_8" draw:textarea-horizontal-align="justify" draw:textarea-vertical-align="middle" draw:auto-grow-height="false"/>
    </style:style>
    <style:style style:name="gr7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gradient" draw:fill-gradient-name="Gradient_20_1" draw:textarea-horizontal-align="justify" draw:textarea-vertical-align="middle" draw:auto-grow-height="false"/>
    </style:style>
    <style:style style:name="gr10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11" style:family="graphic" style:parent-style-name="standard">
      <style:graphic-properties draw:fill="gradient" draw:fill-gradient-name="Gradient_20_7" draw:textarea-horizontal-align="right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draw:rect draw:style-name="gr1" draw:text-style-name="P1" draw:layer="layout" svg:width="5.715cm" svg:height="2.54cm" svg:x="4.445cm" svg:y="3.175cm">
          <text:p text:style-name="P1">Simulation Thorn</text:p>
        </draw:rect>
        <draw:rect draw:style-name="gr2" draw:text-style-name="P1" draw:layer="layout" svg:width="3.81cm" svg:height="2.54cm" svg:x="10.795cm" svg:y="3.175cm">
          <text:p text:style-name="P1">IO</text:p>
          <text:p text:style-name="P1">Thorn</text:p>
        </draw:rect>
        <draw:rect draw:style-name="gr2" draw:text-style-name="P1" draw:layer="layout" svg:width="10.16cm" svg:height="2.54cm" svg:x="4.445cm" svg:y="6.35cm">
          <text:p text:style-name="P1">Cactus</text:p>
        </draw:rect>
        <draw:rect draw:style-name="gr2" draw:text-style-name="P1" draw:layer="layout" svg:width="20.955cm" svg:height="1.905cm" svg:x="4.445cm" svg:y="9.525cm">
          <text:p text:style-name="P1">Lazarus</text:p>
        </draw:rect>
        <draw:rect draw:style-name="gr2" draw:text-style-name="P1" draw:layer="layout" svg:width="5.715cm" svg:height="1.905cm" svg:x="4.445cm" svg:y="12.065cm">
          <text:p text:style-name="P1">BigJob Abstraction</text:p>
        </draw:rect>
        <draw:rect draw:style-name="gr2" draw:text-style-name="P1" draw:layer="layout" svg:width="5.715cm" svg:height="1.905cm" svg:x="10.795cm" svg:y="12.065cm">
          <text:p text:style-name="P1">File Adapter</text:p>
        </draw:rect>
        <draw:rect draw:style-name="gr1" draw:text-style-name="P1" draw:layer="layout" svg:width="3.175cm" svg:height="1.905cm" svg:x="17.145cm" svg:y="12.065cm">
          <text:p text:style-name="P1">BQP</text:p>
        </draw:rect>
        <draw:rect draw:style-name="gr1" draw:text-style-name="P1" draw:layer="layout" svg:width="4.445cm" svg:height="1.905cm" svg:x="20.955cm" svg:y="12.065cm">
          <text:p text:style-name="P1">Fault Tolerance</text:p>
        </draw:rect>
        <draw:rect draw:style-name="gr1" draw:text-style-name="P1" draw:layer="layout" svg:width="5.715cm" svg:height="2.54cm" svg:x="15.24cm" svg:y="3.175cm">
          <text:p text:style-name="P1">EnKf Thorn</text:p>
        </draw:rect>
        <draw:rect draw:style-name="gr2" draw:text-style-name="P1" draw:layer="layout" svg:width="3.81cm" svg:height="2.54cm" svg:x="21.59cm" svg:y="3.175cm">
          <text:p text:style-name="P1">IO</text:p>
          <text:p text:style-name="P1">Thorn</text:p>
        </draw:rect>
        <draw:rect draw:style-name="gr2" draw:text-style-name="P1" draw:layer="layout" svg:width="10.16cm" svg:height="2.54cm" svg:x="15.24cm" svg:y="6.35cm">
          <text:p text:style-name="P1">Cactus</text:p>
        </draw:rect>
        <draw:rect draw:style-name="gr2" draw:text-style-name="P1" draw:layer="layout" svg:width="12.065cm" svg:height="1.905cm" svg:x="4.445cm" svg:y="14.605cm">
          <text:p text:style-name="P1">SAGA Python Bindings</text:p>
        </draw:rect>
        <draw:custom-shape draw:style-name="gr3" draw:text-style-name="P1" draw:layer="layout" svg:width="1.27cm" svg:height="1.905cm" svg:x="6.35cm" svg:y="5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905cm" svg:x="12.065cm" svg:y="5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905cm" svg:x="17.78cm" svg:y="5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905cm" svg:x="22.86cm" svg:y="5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905cm" svg:x="8.89cm" svg:y="8.2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7cm" svg:height="1.905cm" svg:x="19.685cm" svg:y="8.2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27cm" svg:x="6.985cm" svg:y="10.9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27cm" svg:x="13.186cm" svg:y="10.9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27cm" svg:x="18.386cm" svg:y="10.9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27cm" svg:x="22.686cm" svg:y="10.9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27cm" svg:x="6.986cm" svg:y="13.5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27cm" svg:x="13.186cm" svg:y="13.6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21">
        <draw:custom-shape draw:style-name="gr5" draw:text-style-name="P1" draw:id="id7" draw:layer="layout" svg:width="2.901cm" svg:height="1.786cm" svg:x="11.069cm" svg:y="8.612cm">
          <text:p text:style-name="P1">Lazar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id="id3" draw:layer="layout" svg:width="2.646cm" svg:height="1.786cm" svg:x="4.445cm" svg:y="4.445cm">
          <text:p text:style-name="P1">Sim.</text:p>
          <text:p text:style-name="P1">Tho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id="id1" draw:layer="layout" svg:width="2.646cm" svg:height="1.786cm" svg:x="4.445cm" svg:y="6.826cm">
          <text:p text:style-name="P1">IO</text:p>
          <text:p text:style-name="P1">Tho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id="id4" draw:layer="layout" svg:width="2.646cm" svg:height="1.786cm" svg:x="4.445cm" svg:y="9.803cm">
          <text:p text:style-name="P1">EnKf</text:p>
          <text:p text:style-name="P1">Tho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id="id2" draw:layer="layout" svg:width="2.645cm" svg:height="1.786cm" svg:x="8.408cm" svg:y="5.611cm">
          <text:p text:style-name="P1">Cactus</text:p>
          <text:p text:style-name="P1">Jo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id="id5" draw:layer="layout" svg:width="2.645cm" svg:height="1.786cm" svg:x="8.408cm" svg:y="11.1cm">
          <text:p text:style-name="P1">Cactus</text:p>
          <text:p text:style-name="P1">Jo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id="id6" draw:layer="layout" svg:width="2.646cm" svg:height="1.786cm" svg:x="4.445cm" svg:y="12.184cm">
          <text:p text:style-name="P1">IO</text:p>
          <text:p text:style-name="P1">Tho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7.091cm" svg:y1="7.719cm" svg:x2="8.408cm" svg:y2="6.504cm" draw:start-shape="id1" draw:start-glue-point="1" draw:end-shape="id2" draw:end-glue-point="3" svg:d="m7091 7719 1317-1215">
          <text:p/>
        </draw:connector>
        <draw:connector draw:style-name="gr8" draw:text-style-name="P1" draw:layer="layout" draw:type="line" svg:x1="7.091cm" svg:y1="5.338cm" svg:x2="8.408cm" svg:y2="6.504cm" draw:start-shape="id3" draw:start-glue-point="1" draw:end-shape="id2" draw:end-glue-point="3" svg:d="m7091 5338 1317 1166">
          <text:p/>
        </draw:connector>
        <draw:connector draw:style-name="gr8" draw:text-style-name="P1" draw:layer="layout" draw:type="line" svg:x1="7.091cm" svg:y1="10.696cm" svg:x2="8.408cm" svg:y2="11.993cm" draw:start-shape="id4" draw:start-glue-point="1" draw:end-shape="id5" draw:end-glue-point="3" svg:d="m7091 10696 1317 1297">
          <text:p/>
        </draw:connector>
        <draw:connector draw:style-name="gr8" draw:text-style-name="P1" draw:layer="layout" draw:type="line" svg:x1="7.091cm" svg:y1="13.077cm" svg:x2="8.408cm" svg:y2="11.993cm" draw:start-shape="id6" draw:start-glue-point="1" draw:end-shape="id5" draw:end-glue-point="3" svg:d="m7091 13077 1317-1084">
          <text:p/>
        </draw:connector>
        <draw:connector draw:style-name="gr8" draw:text-style-name="P1" draw:layer="layout" draw:type="line" svg:x1="11.053cm" svg:y1="6.504cm" svg:x2="12.519cm" svg:y2="8.612cm" draw:start-shape="id2" draw:start-glue-point="1" draw:end-shape="id7" draw:end-glue-point="0" svg:d="m11053 6504 1466 2108">
          <text:p/>
        </draw:connector>
        <draw:connector draw:style-name="gr8" draw:text-style-name="P1" draw:layer="layout" draw:type="line" svg:x1="11.053cm" svg:y1="11.993cm" svg:x2="12.519cm" svg:y2="10.398cm" draw:start-shape="id5" draw:start-glue-point="1" draw:end-shape="id7" draw:end-glue-point="2" svg:d="m11053 11993 1466-1595">
          <text:p/>
        </draw:connector>
        <draw:custom-shape draw:style-name="gr5" draw:text-style-name="P1" draw:id="id9" draw:layer="layout" svg:width="2.901cm" svg:height="1.786cm" svg:x="23.769cm" svg:y="8.255cm">
          <text:p text:style-name="P1">Lazar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10" draw:layer="layout" svg:width="3.281cm" svg:height="1.786cm" svg:x="18.689cm" svg:y="4.445cm">
          <text:p text:style-name="P1">BigJob</text:p>
          <text:p text:style-name="P1">Abs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8" draw:layer="layout" svg:width="2.646cm" svg:height="1.786cm" svg:x="19.324cm" svg:y="6.826cm">
          <text:p text:style-name="P1">File</text:p>
          <text:p text:style-name="P1">Adap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11" draw:layer="layout" svg:width="2.646cm" svg:height="1.786cm" svg:x="19.324cm" svg:y="9.902cm">
          <text:p text:style-name="P1">BQP</text:p>
          <text:p text:style-name="P1">(Pyth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12" draw:layer="layout" svg:width="3.175cm" svg:height="1.786cm" svg:x="18.689cm" svg:y="12.184cm">
          <text:p text:style-name="P1">Fault</text:p>
          <text:p text:style-name="P1">Tolera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21.97cm" svg:y1="7.719cm" svg:x2="23.769cm" svg:y2="9.148cm" draw:start-shape="id8" draw:start-glue-point="1" draw:end-shape="id9" draw:end-glue-point="3" svg:d="m21970 7719 1799 1429">
          <text:p/>
        </draw:connector>
        <draw:connector draw:style-name="gr8" draw:text-style-name="P1" draw:layer="layout" draw:type="line" svg:x1="21.97cm" svg:y1="5.338cm" svg:x2="25.219cm" svg:y2="8.255cm" draw:start-shape="id10" draw:start-glue-point="1" draw:end-shape="id9" draw:end-glue-point="0" svg:d="m21970 5338 3249 2917">
          <text:p/>
        </draw:connector>
        <draw:connector draw:style-name="gr8" draw:text-style-name="P1" draw:layer="layout" draw:type="line" svg:x1="21.97cm" svg:y1="10.795cm" svg:x2="23.769cm" svg:y2="9.148cm" draw:start-shape="id11" draw:start-glue-point="1" draw:end-shape="id9" draw:end-glue-point="3" svg:d="m21970 10795 1799-1647">
          <text:p/>
        </draw:connector>
        <draw:connector draw:style-name="gr8" draw:text-style-name="P1" draw:layer="layout" draw:type="line" svg:x1="21.864cm" svg:y1="13.077cm" svg:x2="25.219cm" svg:y2="10.041cm" draw:start-shape="id12" draw:start-glue-point="1" draw:end-shape="id9" draw:end-glue-point="2" svg:d="m21864 13077 3355-3036">
          <text:p/>
        </draw:connector>
        <draw:custom-shape draw:style-name="gr10" draw:text-style-name="P1" draw:id="id13" draw:layer="layout" svg:width="2.54cm" svg:height="2.54cm" svg:x="15.24cm" svg:y="5.08cm">
          <text:p text:style-name="P1">SAGA</text:p>
          <text:p text:style-name="P1">Python</text:p>
          <text:p text:style-name="P1">Bindin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7.78cm" svg:y1="6.35cm" svg:x2="18.689cm" svg:y2="5.338cm" draw:start-shape="id13" draw:start-glue-point="1" draw:end-shape="id10" draw:end-glue-point="3" svg:d="m17780 6350 909-1012">
          <text:p/>
        </draw:connector>
        <draw:connector draw:style-name="gr8" draw:text-style-name="P1" draw:layer="layout" draw:type="line" svg:x1="17.78cm" svg:y1="6.35cm" svg:x2="19.324cm" svg:y2="7.719cm" draw:start-shape="id13" draw:start-glue-point="1" draw:end-shape="id8" draw:end-glue-point="3" svg:d="m17780 6350 1544 1369">
          <text:p/>
        </draw:connector>
        <draw:custom-shape draw:style-name="gr10" draw:text-style-name="P1" draw:id="id14" draw:layer="layout" svg:width="2.54cm" svg:height="2.54cm" svg:x="15.24cm" svg:y="8.255cm">
          <text:p text:style-name="P1">BQP</text:p>
          <text:p text:style-name="P1">C</text:p>
          <text:p text:style-name="P1">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7.78cm" svg:y1="9.525cm" svg:x2="19.324cm" svg:y2="10.795cm" draw:start-shape="id14" draw:start-glue-point="1" draw:end-shape="id11" draw:end-glue-point="3" svg:d="m17780 9525 1544 1270">
          <text:p/>
        </draw:connector>
        <draw:custom-shape draw:style-name="gr10" draw:text-style-name="P1" draw:id="id15" draw:layer="layout" svg:width="2.54cm" svg:height="2.54cm" svg:x="15.24cm" svg:y="11.409cm">
          <text:p text:style-name="P1">User</text:p>
          <text:p text:style-name="P1">Tools</text:p>
          <text:p text:style-name="P1">(HDF5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7.78cm" svg:y1="12.679cm" svg:x2="18.689cm" svg:y2="13.077cm" draw:start-shape="id15" draw:start-glue-point="1" draw:end-shape="id12" draw:end-glue-point="3" svg:d="m17780 12679 909 398">
          <text:p/>
        </draw:connecto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21">
        <draw:custom-shape draw:style-name="gr5" draw:text-style-name="P2" draw:layer="layout" svg:width="12.065cm" svg:height="1.786cm" svg:x="3.81cm" svg:y="9.009cm">
          <text:p text:style-name="P2"><text:span text:style-name="T1">Lazar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" draw:text-style-name="P1" draw:layer="layout" svg:width="5.715cm" svg:height="4.548cm" svg:x="3.81cm" svg:y="4.262cm">
            <text:p text:style-name="P1">Cactus</text:p>
            <text:p text:style-name="P1">Jo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2.646cm" svg:height="1.786cm" svg:x="4.446cm" svg:y="4.525cm">
            <text:p text:style-name="P1">Sim.</text:p>
            <text:p text:style-name="P1">Thor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2.646cm" svg:height="1.786cm" svg:x="4.446cm" svg:y="6.906cm">
            <text:p text:style-name="P1">IO</text:p>
            <text:p text:style-name="P1">Thor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" draw:text-style-name="P1" draw:layer="layout" svg:width="5.715cm" svg:height="4.548cm" svg:x="10.16cm" svg:y="4.262cm">
            <text:p text:style-name="P1">Cactus</text:p>
            <text:p text:style-name="P1">Jo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2.646cm" svg:height="1.786cm" svg:x="10.796cm" svg:y="4.525cm">
            <text:p text:style-name="P1">EnKF</text:p>
            <text:p text:style-name="P1">Thor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2.646cm" svg:height="1.786cm" svg:x="10.796cm" svg:y="6.906cm">
            <text:p text:style-name="P1">IO</text:p>
            <text:p text:style-name="P1">Thor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21">
        <draw:custom-shape draw:style-name="gr5" draw:text-style-name="P1" draw:layer="layout" svg:width="12.878cm" svg:height="1.905cm" svg:x="6.172cm" svg:y="5.715cm">
          <text:p text:style-name="P1">Lazar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281cm" svg:height="1.786cm" svg:x="6.166cm" svg:y="7.755cm">
          <text:p text:style-name="P1">BigJob</text:p>
          <text:p text:style-name="P1">Abstrac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.646cm" svg:height="1.786cm" svg:x="9.87cm" svg:y="7.755cm">
          <text:p text:style-name="P1">File</text:p>
          <text:p text:style-name="P1">Adap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175cm" svg:height="1.778cm" svg:x="12.651cm" svg:y="7.755cm">
          <text:p text:style-name="P1">BQP</text:p>
          <text:p text:style-name="P1">(Pyth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11cm" svg:height="1.786cm" svg:x="15.891cm" svg:y="7.755cm">
          <text:p text:style-name="P1">Fault</text:p>
          <text:p text:style-name="P1">Tolera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6.35cm" svg:height="2.539cm" svg:x="6.166cm" svg:y="9.66cm">
          <text:p text:style-name="P1">SAGA</text:p>
          <text:p text:style-name="P1">Python</text:p>
          <text:p text:style-name="P1">Bindin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.175cm" svg:height="2.54cm" svg:x="12.651cm" svg:y="9.66cm">
          <text:p text:style-name="P1">BQP</text:p>
          <text:p text:style-name="P1">C</text:p>
          <text:p text:style-name="P1">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.099cm" svg:height="2.54cm" svg:x="15.902cm" svg:y="9.66cm">
          <text:p text:style-name="P1">User</text:p>
          <text:p text:style-name="P1">Tools</text:p>
          <text:p text:style-name="P1">(HDF5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ffcc99" draw:end-color="#ffffff" draw:start-intensity="100%" draw:end-intensity="100%" draw:angle="0" draw:border="0%"/>
    <draw:gradient draw:name="Gradient_20_7" draw:display-name="Gradient 7" draw:style="linear" draw:start-color="#008000" draw:end-color="#ffffff" draw:start-intensity="100%" draw:end-intensity="100%" draw:angle="0" draw:border="0%"/>
    <draw:gradient draw:name="Gradient_20_8" draw:display-name="Gradient 8" draw:style="linear" draw:start-color="#00ff00" draw:end-color="#ffffff" draw:start-intensity="100%" draw:end-intensity="100%" draw:angle="0" draw:border="0%"/>
    <draw:gradient draw:name="Gradient_20_9" draw:display-name="Gradient 9" draw:style="linear" draw:start-color="#ff420e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Yaakoub Khamra</meta:initial-creator>
    <meta:creation-date>2009-02-16T10:32:43</meta:creation-date>
    <meta:editing-duration>PT00H55M43S</meta:editing-duration>
    <meta:editing-cycles>12</meta:editing-cycles>
    <dc:date>2009-03-10T14:24:43</dc:date>
    <dc:creator>Yaakoub Khamra</dc:creator>
    <meta:generator>OpenOffice.org/3.0$Unix OpenOffice.org_project/300m15$Build-9379</meta:generator>
    <meta:document-statistic meta:object-count="99"/>
    <meta:user-defined meta:name="Info 1"/>
    <meta:user-defined meta:name="Info 2"/>
    <meta:user-defined meta:name="Info 3"/>
    <meta:user-defined meta:name="Info 4"/>
  </office:meta>
</office:document-meta>
</file>